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00174d" officeooo:paragraph-rsid="0000174d"/>
    </style:style>
    <style:style style:name="P2" style:family="paragraph" style:parent-style-name="Standard">
      <style:text-properties fo:color="#ce9178" style:font-name="Consolas" fo:font-size="10.5pt" fo:font-weight="normal" officeooo:rsid="0000174d" officeooo:paragraph-rsid="0000174d" fo:background-color="#1f1f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ese Clicker Images</text:p>
      <text:p text:style-name="P1"/>
      <text:p text:style-name="P1"/>
      <text:p text:style-name="P1">Cheese-moon</text:p>
      <text:p text:style-name="P1"><text:a xlink:type="simple" xlink:href="https://static.vecteezy.com/system/resources/previews/005/491/082/non_2x/very-tempting-cheese-moon-vector.jpg" text:style-name="Internet_20_link" text:visited-style-name="Visited_20_Internet_20_Link">https://static.vecteezy.com/system/resources/previews/005/491/082/non_2x/very-tempting-cheese-moon-vector.jpg</text:a></text:p>
      <text:p text:style-name="P1"/>
      <text:p text:style-name="P1">Cheese-moon (cr)</text:p>
      <text:p text:style-name="P2">https://media.istockphoto.com/id/1205106733/de/vektor/cartoon-k%C3%A4se-set.jpg?s=612x612&amp;w=0&amp;k=20&amp;c=SXbmU-hltDRsaNZ52zKO3JWq9lcRYjPg-LalzBRucRM=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新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18:33:56.888000000</meta:creation-date>
    <dc:date>2025-02-01T18:36:00.111000000</dc:date>
    <meta:editing-duration>PT2M4S</meta:editing-duration>
    <meta:editing-cycles>1</meta:editing-cycles>
    <meta:document-statistic meta:table-count="0" meta:image-count="0" meta:object-count="0" meta:page-count="1" meta:paragraph-count="5" meta:word-count="8" meta:character-count="302" meta:non-whitespace-character-count="299"/>
    <meta:generator>Ultra_Office/6.2.3.2$Windows_x86 LibreOffice_project/</meta:generator>
  </office:meta>
</office:document-meta>
</file>